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68800009698000054AB537EA062.svg" manifest:media-type=""/>
  <manifest:file-entry manifest:full-path="Pictures/10000201000003AF00000212C789CFC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eXGyreHeros3" svg:font-family="TeXGyreHeros"/>
    <style:font-face style:name="TeXGyreHeros4" svg:font-family="TeXGyreHeros" style:font-adornments="Regular"/>
    <style:font-face style:name="Arial1" svg:font-family="Arial" style:font-pitch="variable"/>
    <style:font-face style:name="Bitstream Vera Sans" svg:font-family="'Bitstream Vera Sans'" style:font-pitch="variable"/>
    <style:font-face style:name="Bitstream Vera Sans3" svg:font-family="'Bitstream Vera Sans'" style:font-adornments="Standard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, 'Arial Unicode MS'" style:font-pitch="variable"/>
    <style:font-face style:name="TeXGyreHeros2" svg:font-family="TeXGyreHeros" style:font-pitch="variable"/>
    <style:font-face style:name="TeXGyreHeros1" svg:font-family="TeXGyreHeros" style:font-adornments="Standard" style:font-pitch="variable"/>
    <style:font-face style:name="TeXGyreTermes" svg:font-family="TeXGyreTermes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adornments="Standard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OpenSymbol" svg:font-family="OpenSymbol, 'Arial Unicode MS'" style:font-family-generic="roman" style:font-pitch="variable"/>
    <style:font-face style:name="TeXGyreHeros" svg:font-family="TeXGyreHeros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othic1" svg:font-family="Gothic" style:font-family-generic="system" style:font-pitch="variable"/>
    <style:font-face style:name="Lohit Hindi" svg:font-family="'Lohit Hindi'" style:font-family-generic="system" style:font-pitch="variable"/>
    <style:font-face style:name="Lucidasans1" svg:font-family="Lucida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chatten_5f_gruen-subtitle">
      <style:graphic-properties draw:fill-color="#ffffff" draw:auto-grow-height="true" fo:min-height="17.323cm"/>
    </style:style>
    <style:style style:name="pr2" style:family="presentation" style:parent-style-name="schatten_5f_gruen-notes">
      <style:graphic-properties draw:fill-color="#ffffff" draw:auto-grow-height="true" fo:min-height="11.41cm"/>
    </style:style>
    <style:style style:name="pr3" style:family="presentation" style:parent-style-name="schatten_5f_gruen-title">
      <style:graphic-properties draw:auto-grow-height="true" fo:min-height="3.506cm"/>
    </style:style>
    <style:style style:name="pr4" style:family="presentation" style:parent-style-name="schatten_5f_gruen-outline1">
      <style:graphic-properties draw:auto-grow-height="true" fo:min-height="13.229cm"/>
    </style:style>
    <style:style style:name="pr5" style:family="presentation" style:parent-style-name="schatten_5f_gruen-outline1">
      <style:graphic-properties fo:min-height="11.929cm"/>
    </style:style>
    <style:style style:name="P1" style:family="paragraph">
      <style:text-properties style:font-name="TeXGyreHeros2" fo:font-size="48pt" style:font-size-asian="48pt" style:font-size-complex="48pt"/>
    </style:style>
    <style:style style:name="P2" style:family="paragraph">
      <style:text-properties fo:font-size="29.3999996185303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4pt" style:font-size-asian="24pt" style:font-size-complex="24pt"/>
    </style:style>
    <style:style style:name="P5" style:family="paragraph">
      <style:text-properties style:font-name="TeXGyreTermes" fo:font-size="48pt" style:font-size-asian="48pt" style:font-size-complex="48pt"/>
    </style:style>
    <style:style style:name="P6" style:family="paragraph">
      <style:paragraph-properties fo:text-align="start"/>
      <style:text-properties fo:font-size="22pt" style:font-size-asian="22pt" style:font-size-complex="22pt"/>
    </style:style>
    <style:style style:name="T1" style:family="text">
      <style:text-properties style:font-name="TeXGyreHeros2" fo:font-size="48pt" style:font-size-asian="48pt" style:font-size-complex="48pt"/>
    </style:style>
    <style:style style:name="T2" style:family="text">
      <style:text-properties style:font-name="TeXGyreHeros2" fo:font-size="24pt" style:font-size-asian="24pt" style:font-size-complex="24pt"/>
    </style:style>
    <style:style style:name="T3" style:family="text">
      <style:text-properties style:font-name="TeXGyreTermes" fo:font-size="48pt" style:font-size-asian="48pt" style:font-size-complex="48pt"/>
    </style:style>
    <style:style style:name="T4" style:family="text">
      <style:text-properties style:font-name="TeXGyreHeros2" fo:font-size="24pt" style:font-name-asian="TeXGyreHeros4" style:font-size-asian="24pt" style:font-name-complex="TeXGyreHeros4" style:font-size-complex="24pt"/>
    </style:style>
    <style:style style:name="T5" style:family="text">
      <style:text-properties style:use-window-font-color="true" style:text-outline="false" style:text-line-through-style="none" style:font-name="TeXGyreHeros2" fo:font-size="24pt" fo:language="en" fo:country="GB" fo:font-style="normal" fo:text-shadow="none" style:text-underline-style="none" fo:font-weight="normal" style:letter-kerning="true" style:font-name-asian="Droid Sans Fallback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eXGyreHeros2" fo:font-size="22pt" fo:language="en" fo:country="GB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chatten_5f_gruen" presentation:presentation-page-layout-name="AL1T32">
        <office:forms form:automatic-focus="false" form:apply-design-mode="false"/>
        <draw:frame presentation:style-name="pr1" draw:layer="layout" svg:width="23.91cm" svg:height="17.323cm" svg:x="2.057cm" svg:y="1.743cm" presentation:class="subtitle" presentation:placeholder="true">
          <draw:text-box/>
        </draw:frame>
        <presentation:notes draw:style-name="dp2">
          <draw:page-thumbnail draw:style-name="gr1" draw:layer="layout" svg:width="13.705cm" svg:height="10.279cm" svg:x="3.641cm" svg:y="2.853cm" draw:page-number="1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2" draw:style-name="dp1" draw:master-page-name="schatten_5f_gruen" presentation:presentation-page-layout-name="AL1T32">
        <office:forms form:automatic-focus="false" form:apply-design-mode="false"/>
        <draw:frame presentation:style-name="pr1" draw:text-style-name="P1" draw:layer="layout" svg:width="23.91cm" svg:height="17.323cm" svg:x="2.057cm" svg:y="1.743cm" presentation:class="subtitle">
          <draw:text-box>
            <text:p><text:span text:style-name="T1">A Computer called LEO</text:span></text:p>
            <text:p><text:span text:style-name="T1">by</text:span></text:p>
            <text:p><text:span text:style-name="T1">Georgina Ferry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2" presentation:class="page"/>
          <draw:frame presentation:style-name="pr2" draw:text-style-name="P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3" draw:style-name="dp1" draw:master-page-name="schatten_5f_gruen" presentation:presentation-page-layout-name="AL2T1">
        <office:forms form:automatic-focus="false" form:apply-design-mode="false"/>
        <draw:frame presentation:style-name="pr3" draw:text-style-name="P1" draw:layer="layout" svg:width="23.91cm" svg:height="3.506cm" svg:x="2.057cm" svg:y="1.743cm" presentation:class="title">
          <draw:text-box>
            <text:p><text:span text:style-name="T1">Contents</text:span></text:p>
          </draw:text-box>
        </draw:frame>
        <draw:frame presentation:style-name="pr4" draw:text-style-name="P4" draw:layer="layout" svg:width="23.91cm" svg:height="13.229cm" svg:x="2.057cm" svg:y="5.838cm" presentation:class="outline" presentation:user-transformed="true">
          <draw:text-box>
            <text:p text:style-name="P3"><text:span text:style-name="T2">J Lyons &amp; Co.</text:span></text:p>
            <text:p text:style-name="P3"><text:span text:style-name="T2">Early days</text:span></text:p>
            <text:p text:style-name="P3"><text:span text:style-name="T2">Embracing technology</text:span></text:p>
            <text:p text:style-name="P3"><text:span text:style-name="T2">Embracing computers</text:span></text:p>
            <text:p text:style-name="P3"><text:span text:style-name="T2">Lyons becomes a sponsor</text:span></text:p>
            <text:p text:style-name="P3"><text:span text:style-name="T2">Lyons Electronic Office</text:span></text:p>
            <text:p text:style-name="P3"><text:span text:style-name="T2">LEO at work</text:span></text:p>
            <text:p text:style-name="P3"><text:span text:style-name="T2">Leo Computers Ltd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3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4" draw:style-name="dp1" draw:master-page-name="schatten_5f_gruen" presentation:presentation-page-layout-name="AL2T1">
        <office:forms form:automatic-focus="false" form:apply-design-mode="false"/>
        <draw:frame presentation:style-name="pr3" draw:text-style-name="P5" draw:layer="layout" svg:width="23.91cm" svg:height="3.506cm" svg:x="2.057cm" svg:y="1.743cm" presentation:class="title">
          <draw:text-box>
            <text:p><text:span text:style-name="T3">J Lyons &amp; Co.</text:span></text:p>
          </draw:text-box>
        </draw:frame>
        <draw:frame presentation:style-name="pr4" draw:text-style-name="P3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<text:span text:style-name="T2">Salmon &amp; Gluckstein family tobacco business – eventually sells out to Imperial Tobacco in 1901</text:span></text:p>
              </text:list-item>
              <text:list-item>
                <text:p text:style-name="P3"><text:span text:style-name="T2">In 1887 Montague Gluckstein partners with distant relative, Joseph Lyons, to bid for catering contract at Newcastle Exhibition</text:span></text:p>
              </text:list-item>
              <text:list-item>
                <text:p text:style-name="P3"><text:span text:style-name="T2">After Joseph Lyons’ death in 1917 Salmons and Glucksteins continue to run company</text:span></text:p>
              </text:list-item>
              <text:list-item>
                <text:p text:style-name="P3"><text:span text:style-name="T2">But Company Secretary George William Booth stays with company from 1890s to 1950s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4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5" draw:style-name="dp1" draw:master-page-name="schatten_5f_gruen" presentation:presentation-page-layout-name="AL2T1">
        <draw:frame presentation:style-name="pr3" draw:text-style-name="P5" draw:layer="layout" svg:width="23.91cm" svg:height="3.506cm" svg:x="2.057cm" svg:y="1.743cm" presentation:class="title">
          <draw:text-box>
            <text:p><text:span text:style-name="T3">Early days</text:span></text:p>
          </draw:text-box>
        </draw:frame>
        <draw:frame presentation:style-name="pr4" draw:text-style-name="P3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<text:span text:style-name="T2">Get contract for Olympia</text:span></text:p>
              </text:list-item>
              <text:list-item>
                <text:p text:style-name="P3"><text:span text:style-name="T2">1894 open a teashop in Piccadilly to cater for female commuters – expand in London</text:span></text:p>
              </text:list-item>
              <text:list-item>
                <text:p text:style-name="P3"><text:span text:style-name="T2">1909 buy Ceylon Caf</text:span><text:span text:style-name="T4">é chain to expand into provinces</text:span></text:p>
              </text:list-item>
              <text:list-item>
                <text:p text:style-name="P3"><text:span text:style-name="T2">By 1930s have own production facilities, own tea garden in Nyasaland; most efficient business in the world</text:span></text:p>
              </text:list-item>
              <text:list-item>
                <text:p text:style-name="P3"><text:span text:style-name="T2">Profits on each sale tiny but volume huge; so very precise accounting, tracking and ordering needed to maintain margins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5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6" draw:style-name="dp1" draw:master-page-name="schatten_5f_gruen" presentation:presentation-page-layout-name="AL2T1">
        <draw:frame presentation:style-name="pr3" draw:text-style-name="P5" draw:layer="layout" svg:width="23.91cm" svg:height="3.506cm" svg:x="2.057cm" svg:y="1.743cm" presentation:class="title">
          <draw:text-box>
            <text:p><text:span text:style-name="T3">Embracing technology</text:span></text:p>
          </draw:text-box>
        </draw:frame>
        <draw:frame presentation:style-name="pr4" draw:text-style-name="P3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<text:span text:style-name="T2">1923 Booth hires John Simmons, Cambridge first in maths</text:span></text:p>
              </text:list-item>
              <text:list-item>
                <text:p text:style-name="P3"><text:span text:style-name="T2">Simmons tries centralisation but realises that decentralisation is more efficient overall in spite of local inefficiencies</text:span></text:p>
              </text:list-item>
              <text:list-item>
                <text:p text:style-name="P3"><text:span text:style-name="T2">Buys US comptometers but teaches staff to convert to and from decimal to use them</text:span></text:p>
              </text:list-item>
              <text:list-item>
                <text:p text:style-name="P3"><text:span text:style-name="T2">1933 introduces microfilm storage for records – a world first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6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7" draw:style-name="dp1" draw:master-page-name="schatten_5f_gruen" presentation:presentation-page-layout-name="AL2T1">
        <draw:frame presentation:style-name="pr3" draw:text-style-name="P5" draw:layer="layout" svg:width="23.91cm" svg:height="3.506cm" svg:x="2.057cm" svg:y="1.743cm" presentation:class="title">
          <draw:text-box>
            <text:p><text:span text:style-name="T3">Embracing computers</text:span></text:p>
          </draw:text-box>
        </draw:frame>
        <draw:frame presentation:style-name="pr4" draw:text-style-name="P3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<text:span text:style-name="T2">1925 Simmons visits IBM in US</text:span></text:p>
              </text:list-item>
              <text:list-item>
                <text:p text:style-name="P3"><text:span text:style-name="T2">1930s recruits </text:span><text:span text:style-name="T5">Oliver Standingford and Raymond Thompson</text:span></text:p>
              </text:list-item>
              <text:list-item>
                <text:p text:style-name="P3"><text:span text:style-name="T5">Oliver Standingford proposes automatic calculators</text:span></text:p>
              </text:list-item>
              <text:list-item>
                <text:p text:style-name="P3"><text:span text:style-name="T5">Both go off to fight in World War II</text:span></text:p>
              </text:list-item>
              <text:list-item>
                <text:p text:style-name="P3"><text:span text:style-name="T5">1946 Simmons sends Oliver Standingford and Raymond Thompson to US; they conclude that Lyons is way ahead of anyone else but propose exploring computing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7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8" draw:style-name="dp1" draw:master-page-name="schatten_5f_gruen" presentation:presentation-page-layout-name="AL2T1">
        <draw:frame presentation:style-name="pr3" draw:text-style-name="P5" draw:layer="layout" svg:width="23.91cm" svg:height="3.506cm" svg:x="2.057cm" svg:y="1.743cm" presentation:class="title">
          <draw:text-box>
            <text:p><text:span text:style-name="T3">Standingford and Thompson</text:span></text:p>
          </draw:text-box>
        </draw:frame>
        <draw:frame presentation:style-name="pr4" draw:text-style-name="P3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<text:span text:style-name="T5">Standingford and Thompson caution that a computer must:</text:span></text:p>
                <text:list>
                  <text:list-item>
                    <text:p text:style-name="P3"><text:span text:style-name="T5"><text:s/></text:span><text:span text:style-name="T5">Be able to process data at the speed it is needed</text:span></text:p>
                  </text:list-item>
                  <text:list-item>
                    <text:p text:style-name="P3"><text:span text:style-name="T5"><text:s/></text:span><text:span text:style-name="T5">Accept data input twice to check for errors</text:span></text:p>
                  </text:list-item>
                </text:list>
              </text:list-item>
              <text:list-item>
                <text:p text:style-name="P3"><text:span text:style-name="T5">Suggest it could be used for:</text:span></text:p>
                <text:list>
                  <text:list-item>
                    <text:p text:style-name="P3"><text:span text:style-name="T5"><text:s/></text:span><text:span text:style-name="T5">Sales invoices</text:span></text:p>
                  </text:list-item>
                  <text:list-item>
                    <text:p text:style-name="P3"><text:span text:style-name="T5"><text:s/></text:span><text:span text:style-name="T5">Typing standard letters</text:span></text:p>
                  </text:list-item>
                  <text:list-item>
                    <text:p text:style-name="P3"><text:span text:style-name="T5"><text:s/></text:span><text:span text:style-name="T5">Payrol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8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9" draw:style-name="dp1" draw:master-page-name="schatten_5f_gruen" presentation:presentation-page-layout-name="AL2T1">
        <draw:frame presentation:style-name="pr3" draw:text-style-name="P5" draw:layer="layout" svg:width="23.91cm" svg:height="3.506cm" svg:x="2.057cm" svg:y="1.743cm" presentation:class="title">
          <draw:text-box>
            <text:p><text:span text:style-name="T3">Lyons becomes a sponsor</text:span></text:p>
          </draw:text-box>
        </draw:frame>
        <draw:frame presentation:style-name="pr4" draw:text-style-name="P3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<text:span text:style-name="T5">Hartree and Wilkes use von Neumann’s Draft Report on EDVAC to build EDSAC for Cambridge Mathematical Lab</text:span></text:p>
              </text:list-item>
              <text:list-item>
                <text:p text:style-name="P3"><text:span text:style-name="T5">Tommy Gold suggests mercury delay for storage</text:span></text:p>
              </text:list-item>
              <text:list-item>
                <text:p text:style-name="P3"><text:span text:style-name="T5">Simmons persuades J Lyons &amp; Co. to sponsor EDSAC in return for being able to copy it themselves</text:span></text:p>
              </text:list-item>
              <text:list-item>
                <text:p text:style-name="P3"><text:span text:style-name="T5">Lyons seconds Ernest Lenaerts to Cambridge</text:span></text:p>
              </text:list-item>
              <text:list-item>
                <text:p text:style-name="P3"><text:span text:style-name="T5">6 May 1949 EDSAC prints squares of 0-99 in decimal – all earlier computers had output binary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9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0" draw:style-name="dp1" draw:master-page-name="schatten_5f_gruen" presentation:presentation-page-layout-name="AL2T1">
        <draw:frame presentation:style-name="pr3" draw:text-style-name="P5" draw:layer="layout" svg:width="23.91cm" svg:height="3.506cm" svg:x="2.057cm" svg:y="1.743cm" presentation:class="title">
          <draw:text-box>
            <text:p><text:span text:style-name="T3">Lyons Electronic Office</text:span></text:p>
          </draw:text-box>
        </draw:frame>
        <draw:frame presentation:style-name="pr4" draw:text-style-name="P3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<text:span text:style-name="T5">Simmons appoints David Caminer to analyse possible jobs</text:span></text:p>
              </text:list-item>
              <text:list-item>
                <text:p text:style-name="P3"><text:span text:style-name="T5">Caminer stresses meeting business needs, not duplicating office methods</text:span></text:p>
              </text:list-item>
              <text:list-item>
                <text:p text:style-name="P3"><text:span text:style-name="T5">Simmons appoints John Pinkerton to head project</text:span></text:p>
              </text:list-item>
              <text:list-item>
                <text:p text:style-name="P3"><text:span text:style-name="T5">Pinkerton doubles number of mercury delay tubes </text:span></text:p>
              </text:list-item>
              <text:list-item>
                <text:p text:style-name="P3"><text:span text:style-name="T5">Pinkerton builds racks of 28 valves to facilitate maintenance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0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1" draw:style-name="dp1" draw:master-page-name="schatten_5f_gruen" presentation:presentation-page-layout-name="AL2T1">
        <draw:frame presentation:style-name="pr3" draw:text-style-name="P5" draw:layer="layout" svg:width="23.91cm" svg:height="3.506cm" svg:x="2.057cm" svg:y="1.743cm" presentation:class="title">
          <draw:text-box>
            <text:p><text:span text:style-name="T3">LEO at work</text:span></text:p>
          </draw:text-box>
        </draw:frame>
        <draw:frame presentation:style-name="pr4" draw:text-style-name="P3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<text:span text:style-name="T5">Bakery valuations first successful program to run</text:span></text:p>
              </text:list-item>
              <text:list-item>
                <text:p text:style-name="P3"><text:span text:style-name="T5">Ordnance Board commissions work on ballistics</text:span></text:p>
              </text:list-item>
              <text:list-item>
                <text:p text:style-name="P3"><text:span text:style-name="T5">Christmas Eve 1953 payroll program goes live; shadows manual methods until 12 February 1954</text:span></text:p>
              </text:list-item>
              <text:list-item>
                <text:p text:style-name="P3"><text:span text:style-name="T5">Limited to 10,000 records until second LEO available</text:span></text:p>
              </text:list-item>
              <text:list-item>
                <text:p text:style-name="P3"><text:span text:style-name="T5">Regular orders program based on standard order for a shop plus variation this week</text:span></text:p>
              </text:list-item>
              <text:list-item>
                <text:p text:style-name="P3"><text:span text:style-name="T5">9 November 1954 Leo Computers Ltd set up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1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2" draw:style-name="dp1" draw:master-page-name="schatten_5f_gruen" presentation:presentation-page-layout-name="AL2T1">
        <draw:frame presentation:style-name="pr3" draw:text-style-name="P5" draw:layer="layout" svg:width="23.91cm" svg:height="3.506cm" svg:x="2.057cm" svg:y="1.743cm" presentation:class="title">
          <draw:text-box>
            <text:p><text:span text:style-name="T3">Leo Computers Ltd</text:span></text:p>
          </draw:text-box>
        </draw:frame>
        <draw:frame presentation:style-name="pr4" draw:text-style-name="P6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<text:span text:style-name="T6">Eleven Leo Computers built – first four with mercury delay lines, rest with ferrite cores</text:span></text:p>
              </text:list-item>
              <text:list-item>
                <text:p text:style-name="P3"><text:span text:style-name="T6">Inland Revenue, British Transport Commission and Ford all buy services</text:span></text:p>
              </text:list-item>
              <text:list-item>
                <text:p text:style-name="P3"><text:span text:style-name="T6">Imperial Tobacco, Stewarts &amp; Lloyds, Ministry of Pensions and Dunlop Rubber all buy Leo Computers</text:span></text:p>
              </text:list-item>
              <text:list-item>
                <text:p text:style-name="P3"><text:span text:style-name="T6">Though LEO III OS more advanced than IBM System 360, Lyons company no longer profitable</text:span></text:p>
              </text:list-item>
              <text:list-item>
                <text:p text:style-name="P3"><text:span text:style-name="T6">Leo Computers Ltd merged with and then sold to English Electric → ICL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2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3" draw:style-name="dp1" draw:master-page-name="schatten_5f_gruen" presentation:presentation-page-layout-name="AL2T1">
        <draw:frame presentation:style-name="pr3" draw:text-style-name="P5" draw:layer="layout" svg:width="23.91cm" svg:height="3.506cm" svg:x="2.057cm" svg:y="1.743cm" presentation:class="title">
          <draw:text-box>
            <text:p><text:span text:style-name="T3">What went wrong?</text:span></text:p>
          </draw:text-box>
        </draw:frame>
        <draw:frame presentation:style-name="pr4" draw:text-style-name="P3" draw:layer="layout" svg:width="23.91cm" svg:height="13.229cm" svg:x="2.057cm" svg:y="5.838cm" presentation:class="outline" presentation:user-transformed="true">
          <draw:text-box>
            <text:list text:style-name="L2">
              <text:list-item>
                <text:p text:style-name="P3"><text:span text:style-name="T6">Most government ministers failed to appreciate why LEO was special; funding concentrated on Manchester Mark I and Ferranti</text:span></text:p>
              </text:list-item>
              <text:list-item>
                <text:p text:style-name="P3"><text:span text:style-name="T6">There were significant problems with peripherals</text:span></text:p>
              </text:list-item>
              <text:list-item>
                <text:p text:style-name="P3"><text:span text:style-name="T6">J Lyons &amp; Co. was no longer profitable and could not afford the development investment</text:span></text:p>
              </text:list-item>
              <text:list-item>
                <text:p text:style-name="P3"><text:span text:style-name="T6">The breakthroughs achieved were not recognised by the computer industry; John Pinkerton ended up working for ICL but his potential contributions were never recognised – according to those who worked with him on LEO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3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draw:page draw:name="page14" draw:style-name="dp1" draw:master-page-name="schatten_5f_gruen" presentation:presentation-page-layout-name="AL2T1">
        <draw:frame presentation:style-name="pr3" draw:layer="layout" svg:width="23.91cm" svg:height="3.506cm" svg:x="2.057cm" svg:y="1.743cm" presentation:class="title" presentation:placeholder="true">
          <draw:text-box/>
        </draw:frame>
        <draw:frame presentation:style-name="pr5" draw:layer="layout" svg:width="23.91cm" svg:height="11.929cm" svg:x="2.057cm" svg:y="5.838cm" presentation:class="outline" presentation:placeholder="true">
          <draw:text-box/>
        </draw:frame>
        <presentation:notes draw:style-name="dp2">
          <draw:page-thumbnail draw:style-name="gr1" draw:layer="layout" svg:width="13.705cm" svg:height="10.279cm" svg:x="3.641cm" svg:y="2.853cm" draw:page-number="14" presentation:class="page"/>
          <draw:frame presentation:style-name="pr2" draw:layer="layout" svg:width="14.507cm" svg:height="11.41cm" svg:x="3.248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TeXGyreHeros3" svg:font-family="TeXGyreHeros"/>
    <style:font-face style:name="TeXGyreHeros4" svg:font-family="TeXGyreHeros" style:font-adornments="Regular"/>
    <style:font-face style:name="Arial1" svg:font-family="Arial" style:font-pitch="variable"/>
    <style:font-face style:name="Bitstream Vera Sans" svg:font-family="'Bitstream Vera Sans'" style:font-pitch="variable"/>
    <style:font-face style:name="Bitstream Vera Sans3" svg:font-family="'Bitstream Vera Sans'" style:font-adornments="Standard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othic" svg:font-family="Gothic" style:font-pitch="variable"/>
    <style:font-face style:name="Lucidasans" svg:font-family="Lucidasans" style:font-pitch="variable"/>
    <style:font-face style:name="OpenSymbol1" svg:font-family="OpenSymbol, 'Arial Unicode MS'" style:font-pitch="variable"/>
    <style:font-face style:name="TeXGyreHeros2" svg:font-family="TeXGyreHeros" style:font-pitch="variable"/>
    <style:font-face style:name="TeXGyreHeros1" svg:font-family="TeXGyreHeros" style:font-adornments="Standard" style:font-pitch="variable"/>
    <style:font-face style:name="TeXGyreTermes" svg:font-family="TeXGyreTermes" style:font-pitch="variable"/>
    <style:font-face style:name="Arial" svg:font-family="Arial" style:font-family-generic="roman" style:font-pitch="variable"/>
    <style:font-face style:name="Bitstream Vera Sans1" svg:font-family="'Bitstream Vera Sans'" style:font-family-generic="roman" style:font-pitch="variable"/>
    <style:font-face style:name="Bitstream Vera Sans2" svg:font-family="'Bitstream Vera Sans'" style:font-adornments="Standard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OpenSymbol" svg:font-family="OpenSymbol, 'Arial Unicode MS'" style:font-family-generic="roman" style:font-pitch="variable"/>
    <style:font-face style:name="TeXGyreHeros" svg:font-family="TeXGyreHeros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othic1" svg:font-family="Gothic" style:font-family-generic="system" style:font-pitch="variable"/>
    <style:font-face style:name="Lohit Hindi" svg:font-family="'Lohit Hindi'" style:font-family-generic="system" style:font-pitch="variable"/>
    <style:font-face style:name="Lucidasans1" svg:font-family="Lucida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16" draw:display-name="Gradient 16" draw:style="axial" draw:start-color="#00bf00" draw:end-color="#ffffcc" draw:start-intensity="100%" draw:end-intensity="100%" draw:angle="450" draw:border="0%"/>
    <draw:gradient draw:name="Gradient_20_17" draw:display-name="Gradient 17" draw:style="axial" draw:start-color="#00bf00" draw:end-color="#ffffcc" draw:start-intensity="100%" draw:end-intensity="100%" draw:angle="1350" draw:border="0%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TeXGyreHeros" fo:font-family="TeXGyreHeros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style:text-line-through-style="none" style:font-name="Times New Roman" fo:font-family="'Times New Roman'" style:font-family-generic="roman" style:font-pitch="variable" fo:language="en" fo:country="US" fo:font-style="normal" fo:text-shadow="none" style:text-underline-style="none" fo:font-weight="normal" style:font-name-asian="DejaVu Sans1" style:font-family-asian="'DejaVu Sans'" style:font-family-generic-asian="roman" style:font-pitch-asian="variable" style:font-size-asian="12pt" style:language-asian="en" style:country-asian="US" style:font-style-asian="normal" style:font-weight-asian="normal" style:font-style-complex="normal" style:font-weight-complex="normal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Bullet_20_List" style:display-name="Bullet List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style:text-line-through-style="none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Alphabetical_20_List" style:display-name="Alphabetical List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style:text-line-through-style="none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numerated_20_List" style:display-name="Enumerated List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style:text-line-through-style="none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_20_3" style:display-name="Head 3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style:text-line-through-style="none" fo:font-size="12pt" fo:language="en" fo:country="U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Head_20_2" style:display-name="Head 2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style:text-line-through-style="none" fo:font-size="16pt" fo:language="en" fo:country="US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Head_20_1" style:display-name="Head 1" style:family="graphic">
      <style:paragraph-properties fo:margin-left="0cm" fo:margin-right="0cm" fo:margin-top="0cm" fo:margin-bottom="0cm" fo:line-height="100%" fo:text-align="start" fo:text-indent="0cm" style:text-autospace="none"/>
      <style:text-properties fo:color="#000000" style:text-line-through-style="none" fo:font-size="20pt" fo:language="en" fo:country="US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Document_20_Title" style:display-name="Document Title" style:family="graphic">
      <style:paragraph-properties fo:margin-left="0cm" fo:margin-right="0cm" fo:margin-top="0cm" fo:margin-bottom="0cm" fo:line-height="100%" fo:text-align="center" fo:text-indent="0cm" style:text-autospace="none"/>
      <style:text-properties fo:color="#000000" style:text-line-through-style="none" fo:font-size="24pt" fo:language="en" fo:country="US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TeXGyreHeros" fo:font-family="TeXGyreHeros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TeXGyreHeros" fo:font-family="TeXGyreHeros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TeXGyreHeros" fo:font-family="TeXGyreHeros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TeXGyreHeros" fo:font-family="TeXGyreHeros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chatten_5f_gruen-background" style:display-name="schatten_gruen-background" style:family="presentation">
      <style:graphic-properties draw:stroke="none" draw:fill="gradient" draw:fill-gradient-name="Gradient_20_17" draw:gradient-step-count="256" draw:fill-image-width="0cm" draw:fill-image-height="0cm"/>
    </style:style>
    <style:style style:name="schatten_5f_gruen-backgroundobjects" style:display-name="schatten_gruen-backgroundobjects" style:family="presentation">
      <style:graphic-properties draw:shadow="hidden" draw:shadow-offset-x="0.3cm" draw:shadow-offset-y="0.3cm" draw:shadow-color="#808080"/>
    </style:style>
    <style:style style:name="schatten_5f_gruen-notes" style:display-name="schatten_gruen-notes" style:family="presentation">
      <style:graphic-properties draw:stroke="none" draw:fill="none">
        <text:list-style style:name="schatten_5f_gruen-notes" style:display-name="schatten_grue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Nimbus Roman No9 L" fo:font-family="'Nimbus Roman No9 L'" style:font-family-generic="roman" style:font-pitch="variable" fo:font-size="24pt" fo:font-style="normal" fo:text-shadow="none" style:text-underline-style="none" fo:font-weight="normal" style:font-name-asian="Gothic" style:font-family-asian="Gothic" style:font-pitch-asian="variable" style:font-size-asian="24pt" style:font-style-asian="normal" style:font-weight-asian="normal" style:font-name-complex="Lucidasans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schatten_5f_gruen-outline1" style:display-name="schatten_gruen-outline1" style:family="presentation">
      <style:graphic-properties draw:stroke="none" draw:fill="none">
        <text:list-style style:name="schatten_5f_gruen-outline1" style:display-name="schatten_gru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Bitstream Vera Sans" fo:font-family="'Bitstream Vera Sans'" style:font-pitch="variable" fo:font-size="28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chatten_5f_gruen-outline2" style:display-name="schatten_gruen-outline2" style:family="presentation" style:parent-style-name="schatten_5f_gruen-outline1">
      <style:paragraph-properties fo:margin-left="2.4cm" fo:margin-right="0cm" fo:margin-top="0cm" fo:margin-bottom="0.4cm" fo:text-indent="0cm"/>
      <style:text-properties style:font-name="Bitstream Vera Sans" fo:font-family="'Bitstream Vera Sans'" style:font-pitch="variable" fo:font-size="26pt" style:font-size-asian="28pt" style:font-size-complex="28pt"/>
    </style:style>
    <style:style style:name="schatten_5f_gruen-outline3" style:display-name="schatten_gruen-outline3" style:family="presentation" style:parent-style-name="schatten_5f_gruen-outline2">
      <style:paragraph-properties fo:margin-left="3.6cm" fo:margin-right="0cm" fo:margin-top="0cm" fo:margin-bottom="0.3cm" fo:text-indent="0cm"/>
      <style:text-properties style:font-name="Bitstream Vera Sans" fo:font-family="'Bitstream Vera Sans'" style:font-pitch="variable" fo:font-size="22pt" style:font-size-asian="24pt" style:font-size-complex="24pt"/>
    </style:style>
    <style:style style:name="schatten_5f_gruen-outline4" style:display-name="schatten_gruen-outline4" style:family="presentation" style:parent-style-name="schatten_5f_gruen-outline3">
      <style:paragraph-properties fo:margin-left="4.8cm" fo:margin-right="0cm" fo:margin-top="0cm" fo:margin-bottom="0.2cm" fo:text-indent="0cm"/>
      <style:text-properties style:font-name="Bitstream Vera Sans" fo:font-family="'Bitstream Vera Sans'" style:font-pitch="variable" fo:font-size="18pt" style:font-size-asian="20pt" style:font-size-complex="20pt"/>
    </style:style>
    <style:style style:name="schatten_5f_gruen-outline5" style:display-name="schatten_gruen-outline5" style:family="presentation" style:parent-style-name="schatten_5f_gruen-outline4">
      <style:paragraph-properties fo:margin-left="5.999cm" fo:margin-right="0cm" fo:margin-top="0cm" fo:margin-bottom="0.1cm" fo:text-indent="0cm"/>
      <style:text-properties style:font-name="Bitstream Vera Sans" fo:font-family="'Bitstream Vera Sans'" style:font-pitch="variable" fo:font-size="18pt" style:font-size-asian="20pt" style:font-size-complex="20pt"/>
    </style:style>
    <style:style style:name="schatten_5f_gruen-outline6" style:display-name="schatten_gruen-outline6" style:family="presentation" style:parent-style-name="schatten_5f_gruen-outline5">
      <style:paragraph-properties fo:margin-left="7.2cm" fo:margin-right="0cm" fo:margin-top="0cm" fo:margin-bottom="0.1cm" fo:text-indent="0cm"/>
      <style:text-properties style:font-name="Bitstream Vera Sans" fo:font-family="'Bitstream Vera Sans'" style:font-pitch="variable" fo:font-size="18pt" style:font-size-asian="20pt" style:font-size-complex="20pt"/>
    </style:style>
    <style:style style:name="schatten_5f_gruen-outline7" style:display-name="schatten_gruen-outline7" style:family="presentation" style:parent-style-name="schatten_5f_gruen-outline6">
      <style:paragraph-properties fo:margin-left="8.4cm" fo:margin-right="0cm" fo:margin-top="0cm" fo:margin-bottom="0.1cm" fo:text-indent="0cm"/>
      <style:text-properties style:font-name="Bitstream Vera Sans" fo:font-family="'Bitstream Vera Sans'" style:font-pitch="variable" fo:font-size="18pt" style:font-size-asian="20pt" style:font-size-complex="20pt"/>
    </style:style>
    <style:style style:name="schatten_5f_gruen-outline8" style:display-name="schatten_gruen-outline8" style:family="presentation" style:parent-style-name="schatten_5f_gruen-outline7">
      <style:paragraph-properties fo:margin-left="9.6cm" fo:margin-right="0cm" fo:margin-top="0cm" fo:margin-bottom="0.1cm" fo:text-indent="0cm"/>
      <style:text-properties style:font-name="Bitstream Vera Sans" fo:font-family="'Bitstream Vera Sans'" style:font-pitch="variable" fo:font-size="16pt" style:font-size-asian="20pt" style:font-size-complex="20pt"/>
    </style:style>
    <style:style style:name="schatten_5f_gruen-outline9" style:display-name="schatten_gruen-outline9" style:family="presentation" style:parent-style-name="schatten_5f_gruen-outline8">
      <style:paragraph-properties fo:margin-left="10.8cm" fo:margin-right="0cm" fo:margin-top="0cm" fo:margin-bottom="0.1cm" fo:text-indent="0cm"/>
      <style:text-properties style:font-name="Bitstream Vera Sans" fo:font-family="'Bitstream Vera Sans'" style:font-pitch="variable" fo:font-size="16pt" style:font-size-asian="20pt" style:font-size-complex="20pt"/>
    </style:style>
    <style:style style:name="schatten_5f_gruen-subtitle" style:display-name="schatten_gruen-subtitle" style:family="presentation">
      <style:graphic-properties draw:stroke="none" draw:fill="none" draw:textarea-vertical-align="middle">
        <text:list-style style:name="schatten_5f_gruen-subtitle" style:display-name="schatten_gru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Bitstream Vera Sans3" fo:font-family="'Bitstream Vera Sans'" style:font-style-name="Standard" style:font-pitch="variable" fo:font-size="28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Lucidasans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schatten_5f_gruen-title" style:display-name="schatten_gruen-title" style:family="presentation">
      <style:graphic-properties draw:stroke="none" draw:fill="none" draw:textarea-vertical-align="middle">
        <text:list-style style:name="schatten_5f_gruen-title" style:display-name="schatten_gru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Bitstream Vera Sans" fo:font-family="'Bitstream Vera Sans'" style:font-pitch="variable" fo:font-size="40pt" fo:font-style="normal" fo:text-shadow="none" style:text-underline-style="none" fo:font-weight="normal" style:font-name-asian="Gothic" style:font-family-asian="Gothic" style:font-pitch-asian="variable" style:font-size-asian="44pt" style:font-style-asian="normal" style:font-weight-asian="normal" style:font-name-complex="Lucidasans" style:font-family-complex="Lucidasans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17" draw:gradient-step-count="256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draw:stroke-dash="Ultrafine_20_Dashed" svg:stroke-width="0.03cm" draw:marker-start-width="0.35cm" draw:marker-end-width="0.35cm" draw:fill="gradient" draw:fill-gradient-name="Gradient_20_16" draw:gradient-step-count="0" draw:textarea-horizontal-align="center" draw:textarea-vertical-align="middle" fo:padding-top="0.015cm" fo:padding-bottom="0.015cm" fo:padding-left="0.015cm" fo:padding-right="0.015cm" draw:shadow="visible" draw:shadow-color="#333333" draw:shadow-opacity="80%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chatten_5f_gruen-title">
      <style:graphic-properties draw:fill-color="#ffffff" draw:auto-grow-height="false" fo:min-height="3.507cm"/>
    </style:style>
    <style:style style:name="Mpr8" style:family="presentation" style:parent-style-name="schatten_5f_gruen-outline1">
      <style:graphic-properties draw:fill-color="#ffffff" draw:auto-grow-height="false" fo:min-height="13.2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8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9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0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1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8.4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3" style:family="paragraph">
      <style:paragraph-properties fo:margin-left="9.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4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5" style:family="paragraph"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text-outline="false" style:text-line-through-style="none" style:text-position="0% 100%" style:font-name="Bitstream Vera Sans" fo:font-size="2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28pt" style:language-asian="none" style:country-asian="none" style:font-style-asian="normal" style:font-weight-asian="normal" style:font-name-complex="Lucidasans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style:use-window-font-color="true" style:text-outline="false" style:text-line-through-style="none" style:text-position="0% 100%" style:font-name="Bitstream Vera Sans" fo:font-size="2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24pt" style:language-asian="none" style:country-asian="none" style:font-style-asian="normal" style:font-weight-asian="normal" style:font-name-complex="Lucidasans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4" style:family="text">
      <style:text-properties style:use-window-font-color="true" style:text-outline="false" style:text-line-through-style="none" style:text-position="0% 100%" style:font-name="Bitstream Vera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20pt" style:language-asian="none" style:country-asian="none" style:font-style-asian="normal" style:font-weight-asian="normal" style:font-name-complex="Lucidasans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5" style:family="text">
      <style:text-properties style:use-window-font-color="true" style:text-outline="false" style:text-line-through-style="none" style:text-position="0% 100%" style:font-name="Bitstream Vera Sans" fo:font-size="16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Gothic" style:font-size-asian="20pt" style:language-asian="none" style:country-asian="none" style:font-style-asian="normal" style:font-weight-asian="normal" style:font-name-complex="Lucidasans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4" draw:layer="backgroundobjects" svg:width="27.999cm" svg:height="21cm" svg:x="0cm" svg:y="0cm">
        <draw:image xlink:href="Pictures/10000201000003AF00000212C789CFC0.png" xlink:type="simple" xlink:show="embed" xlink:actuate="onLoad"/>
        <draw:image xlink:href="Pictures/1000068800009698000054AB537EA062.svg" xlink:type="simple" xlink:show="embed" xlink:actuate="onLoad">
          <text:p/>
        </draw:image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chatten_5f_gruen" style:display-name="schatten_gruen" style:page-layout-name="PM1" draw:style-name="Mdp2">
      <draw:rect draw:style-name="Mgr4" draw:text-style-name="MP4" draw:layer="backgroundobjects" svg:width="26cm" svg:height="19cm" svg:x="1cm" svg:y="1cm" draw:corner-radius="0.6cm">
        <text:p/>
      </draw:rect>
      <draw:frame presentation:style-name="Mpr7" draw:text-style-name="MP5" draw:layer="backgroundobjects" svg:width="23.91cm" svg:height="3.506cm" svg:x="2.057cm" svg:y="1.743cm" presentation:class="title">
        <draw:text-box>
          <text:p text:style-name="MP5">Klicken Sie, um das Format des Titeltextes zu bearbeiten</text:p>
        </draw:text-box>
      </draw:frame>
      <draw:frame presentation:style-name="Mpr8" draw:text-style-name="MP15" draw:layer="backgroundobjects" svg:width="23.91cm" svg:height="13.229cm" svg:x="2.057cm" svg:y="5.838cm" presentation:class="outline">
        <draw:text-box>
          <text:p text:style-name="MP6">Klicken Sie, um die Formate des Gliederungstextes zu bearbeiten</text:p>
          <text:p text:style-name="MP7"><text:span text:style-name="MT2">Zweite Gliederungsebene</text:span></text:p>
          <text:p text:style-name="MP8"><text:span text:style-name="MT3">Dritte Gliederungsebene</text:span></text:p>
          <text:p text:style-name="MP9"><text:span text:style-name="MT4">Vierte Gliederungsebene</text:span></text:p>
          <text:p text:style-name="MP10"><text:span text:style-name="MT4">Fünfte Gliederungsebene</text:span></text:p>
          <text:p text:style-name="MP11"><text:span text:style-name="MT4">Sechste Gliederungsebene</text:span></text:p>
          <text:p text:style-name="MP12"><text:span text:style-name="MT4">Siebente Gliederungsebene</text:span></text:p>
          <text:p text:style-name="MP13"><text:span text:style-name="MT5">Achte Gliederungsebene</text:span></text:p>
          <text:p text:style-name="MP14"><text:span text:style-name="MT5">Neunte Gliederungsebene</text:span></text:p>
        </draw:text-box>
      </draw:frame>
      <presentation:notes style:page-layout-name="PM0">
        <draw:page-thumbnail presentation:style-name="schatten_5f_gruen-title" draw:layer="backgroundobjects" svg:width="13.705cm" svg:height="10.279cm" svg:x="3.641cm" svg:y="2.853cm" presentation:class="page"/>
        <draw:frame presentation:style-name="schatten_5f_gruen-notes" draw:layer="backgroundobjects" svg:width="14.507cm" svg:height="11.41cm" svg:x="3.248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4T10:01:19.700785537</meta:creation-date>
    <dc:date>2014-08-19T09:27:34.448659699</dc:date>
    <meta:editing-duration>PT1H7M8S</meta:editing-duration>
    <meta:editing-cycles>18</meta:editing-cycles>
    <meta:generator>LibreOffice/4.1.6.2$Linux_x86 LibreOffice_project/410m0$Build-2</meta:generator>
    <dc:creator>Robert Shaw</dc:creator>
    <meta:document-statistic meta:object-count="92"/>
  </office:meta>
</office:document-meta>
</file>